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fill-gradient-name="Gradient_20_5" draw:textarea-horizontal-align="justify" draw:textarea-vertical-align="top" draw:auto-grow-height="false" fo:min-height="0cm" fo:min-width="0cm" draw:shadow="visible" draw:shadow-offset-x="0.3cm" draw:shadow-offset-y="0.3cm" draw:shadow-color="#b3b3b3" draw:shadow-opacity="50%"/>
    </style:style>
    <style:style style:name="gr3" style:family="graphic" style:parent-style-name="standard">
      <style:graphic-properties draw:fill="solid" draw:fill-color="#ffff00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8.5cm" svg:height="19.8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8cm" svg:height="4.5cm" svg:x="4cm" svg:y="2.5cm">
          <text:p text:style-name="P2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1.5cm" svg:x="8.1cm" svg:y="8.7cm">
          <text:p text:style-name="P2"><text:span text:style-name="T2">torte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3" draw:layer="layout" svg:width="4cm" svg:height="1.5cm" svg:x="7.6cm" svg:y="14.2cm">
          <text:p text:style-name="P3"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cm" svg:height="1.5cm" svg:x="13.1cm" svg:y="22.2cm">
          <text:p text:style-name="P3"><text:span text:style-name="T2">http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cm" svg:height="1.5cm" svg:x="5.6cm" svg:y="23.2cm">
          <text:p text:style-name="P2"><text:span text:style-name="T2">packet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cm" svg:height="1.5cm" svg:x="1.5cm" svg:y="15.7cm">
          <text:p text:style-name="P3"><text:span text:style-name="T2">route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cm" svg:height="1.5cm" svg:x="15.1cm" svg:y="15.2cm">
          <text:p text:style-name="P2"><text:span text:style-name="T2">GU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cm" svg:height="1cm" svg:x="4.3cm" svg:y="4cm">
          <text:p text:style-name="P2"><text:span text:style-name="T3">comm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cm" svg:height="1cm" svg:x="8cm" svg:y="4cm">
          <text:p text:style-name="P2"><text:span text:style-name="T3">util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cm" svg:height="1cm" svg:x="4.3cm" svg:y="5.5cm">
          <text:p text:style-name="P2"><text:span text:style-name="T3">log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2cm" svg:height="1cm" svg:x="7.6cm" svg:y="5.5cm">
          <text:p text:style-name="P2"><text:span text:style-name="T3">conf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cm" svg:height="1.5cm" svg:x="13.6cm" svg:y="10.2cm">
          <text:p text:style-name="P3"><text:span text:style-name="T2">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cm" svg:height="1.5cm" svg:x="14cm" svg:y="18.2cm">
          <text:p text:style-name="P3"><text:span text:style-name="T2">data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cm" svg:height="1.5cm" svg:x="6.5cm" svg:y="26.2cm">
          <text:p text:style-name="P3"><text:span text:style-name="T2">tortella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cm" svg:height="1.5cm" svg:x="1.1cm" svg:y="20cm">
          <text:p text:style-name="P3"><text:span text:style-name="T2">socket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4" draw:layer="layout" svg:width="4.5cm" svg:height="2cm" svg:x="7.1cm" svg:y="18.2cm">
          <text:p text:style-name="P3"><text:span text:style-name="T2">servent</text:span></text:p>
          <draw:enhanced-geometry svg:viewBox="0 0 21600 21600" draw:path-stretchpoint-x="10800" draw:path-stretchpoint-y="10800" draw:text-areas="?f3 ?f4 ?f5 ?f6" draw:type="round-rectangle" draw:modifiers="6461.29247168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1cm" svg:y1="18.7cm" svg:x2="5cm" svg:y2="17.2cm">
          <text:p/>
        </draw:line>
        <draw:line draw:style-name="gr4" draw:text-style-name="P1" draw:layer="layout" svg:x1="8.1cm" svg:y1="20.2cm" svg:x2="7.1cm" svg:y2="23.2cm">
          <text:p/>
        </draw:line>
        <draw:line draw:style-name="gr4" draw:text-style-name="P1" draw:layer="layout" svg:x1="10.5cm" svg:y1="18cm" svg:x2="10.6cm" svg:y2="15.7cm">
          <text:p/>
        </draw:line>
        <draw:line draw:style-name="gr4" draw:text-style-name="P1" draw:layer="layout" svg:x1="11.6cm" svg:y1="19.2cm" svg:x2="14cm" svg:y2="19.2cm">
          <text:p/>
        </draw:line>
        <draw:line draw:style-name="gr4" draw:text-style-name="P1" draw:layer="layout" svg:x1="7.1cm" svg:y1="19.7cm" svg:x2="6cm" svg:y2="21cm">
          <text:p/>
        </draw:line>
        <draw:line draw:style-name="gr4" draw:text-style-name="P1" draw:layer="layout" svg:x1="11.6cm" svg:y1="20.2cm" svg:x2="13.6cm" svg:y2="22.2cm">
          <text:p/>
        </draw:line>
        <draw:line draw:style-name="gr4" draw:text-style-name="P1" draw:layer="layout" svg:x1="10.6cm" svg:y1="10.2cm" svg:x2="8.6cm" svg:y2="14.2cm">
          <text:p/>
        </draw:line>
        <draw:line draw:style-name="gr4" draw:text-style-name="P1" draw:layer="layout" svg:x1="11.1cm" svg:y1="14.2cm" svg:x2="14.6cm" svg:y2="11.7cm">
          <text:p/>
        </draw:line>
        <draw:line draw:style-name="gr4" draw:text-style-name="P1" draw:layer="layout" svg:x1="11.6cm" svg:y1="15.2cm" svg:x2="15.1cm" svg:y2="15.7cm">
          <text:p/>
        </draw:line>
        <draw:line draw:style-name="gr4" draw:text-style-name="P1" draw:layer="layout" svg:x1="15.1cm" svg:y1="16.2cm" svg:x2="11.6cm" svg:y2="15.7cm">
          <text:p/>
        </draw:line>
        <draw:line draw:style-name="gr4" draw:text-style-name="P1" draw:layer="layout" svg:x1="16.1cm" svg:y1="23.7cm" svg:x2="11.5cm" svg:y2="26.7cm">
          <text:p/>
        </draw:line>
        <draw:connector draw:style-name="gr4" draw:text-style-name="P1" draw:layer="layout" draw:type="line" svg:x1="10.25cm" svg:y1="8cm" svg:x2="8cm" svg:y2="7cm" draw:start-shape="id1" draw:end-shape="id2">
          <text:p/>
        </draw:connector>
        <draw:connector draw:style-name="gr4" draw:text-style-name="P1" draw:layer="layout" draw:type="line" svg:x1="9.6cm" svg:y1="15.7cm" svg:x2="9.35cm" svg:y2="18.2cm" draw:start-shape="id3" draw:start-glue-point="2" draw:end-shape="id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5" draw:display-name="Gradient 5" draw:style="rectangular" draw:cx="50%" draw:cy="50%" draw:start-color="#ffb515" draw:end-color="#ffffff" draw:start-intensity="100%" draw:end-intensity="100%" draw:angle="3000" draw:border="0%"/>
    <draw:gradient draw:name="Gradient_20_7" draw:display-name="Gradient 7" draw:style="radial" draw:cx="50%" draw:cy="50%" draw:start-color="#ffff99" draw:end-color="#cc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ibrahim</meta:initial-creator>
    <meta:creation-date>2008-06-16T18:35:34</meta:creation-date>
    <dc:creator>ibrahim</dc:creator>
    <dc:date>2008-06-16T19:51:57</dc:date>
    <meta:editing-cycles>2</meta:editing-cycles>
    <meta:editing-duration>PT15M1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